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B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center" style:justify-single-word="false"/>
      <style:text-properties fo:font-weight="bold" officeooo:rsid="000b4142" officeooo:paragraph-rsid="000b4142" style:font-weight-asian="bold" style:font-weight-complex="bold"/>
    </style:style>
    <style:style style:name="P2" style:family="paragraph" style:parent-style-name="Standard">
      <style:paragraph-properties fo:line-height="200%"/>
      <style:text-properties fo:font-weight="bold" officeooo:rsid="000b4142" officeooo:paragraph-rsid="000b4142" style:font-weight-asian="bold" style:font-weight-complex="bold"/>
    </style:style>
    <style:style style:name="P3" style:family="paragraph" style:parent-style-name="Standard">
      <style:paragraph-properties fo:line-height="200%"/>
      <style:text-properties fo:font-weight="bold" officeooo:rsid="000ec5fc" officeooo:paragraph-rsid="000ec5fc" style:font-weight-asian="bold" style:font-weight-complex="bold"/>
    </style:style>
    <style:style style:name="P4" style:family="paragraph" style:parent-style-name="Standard">
      <style:text-properties fo:font-weight="bold" officeooo:rsid="0010c108" officeooo:paragraph-rsid="0010c108" style:font-weight-asian="bold" style:font-weight-complex="bold"/>
    </style:style>
    <style:style style:name="P5" style:family="paragraph" style:parent-style-name="Standard">
      <style:paragraph-properties fo:line-height="200%"/>
      <style:text-properties fo:font-weight="bold" officeooo:rsid="0010c108" officeooo:paragraph-rsid="0010c108" style:font-weight-asian="bold" style:font-weight-complex="bold"/>
    </style:style>
    <style:style style:name="P6" style:family="paragraph" style:parent-style-name="Standard">
      <style:paragraph-properties fo:line-height="200%"/>
      <style:text-properties fo:font-weight="bold" officeooo:rsid="00142bd2" officeooo:paragraph-rsid="00142bd2" style:font-weight-asian="bold" style:font-weight-complex="bold"/>
    </style:style>
    <style:style style:name="P7" style:family="paragraph" style:parent-style-name="Standard">
      <style:paragraph-properties fo:line-height="200%"/>
      <style:text-properties style:text-underline-style="solid" style:text-underline-width="auto" style:text-underline-color="font-color" fo:font-weight="bold" officeooo:rsid="000ec5fc" officeooo:paragraph-rsid="000ec5fc" style:font-weight-asian="bold" style:font-weight-complex="bold"/>
    </style:style>
    <style:style style:name="P8" style:family="paragraph" style:parent-style-name="Standard">
      <style:paragraph-properties fo:line-height="200%"/>
      <style:text-properties style:text-underline-style="solid" style:text-underline-width="auto" style:text-underline-color="font-color" fo:font-weight="bold" officeooo:rsid="0019dc77" officeooo:paragraph-rsid="0019dc77" style:font-weight-asian="bold" style:font-weight-complex="bold"/>
    </style:style>
    <style:style style:name="P9" style:family="paragraph" style:parent-style-name="Standard">
      <style:paragraph-properties fo:line-height="200%"/>
      <style:text-properties style:text-underline-style="solid" style:text-underline-width="auto" style:text-underline-color="font-color" fo:font-weight="bold" officeooo:rsid="001a5adc" officeooo:paragraph-rsid="001a5adc" style:font-weight-asian="bold" style:font-weight-complex="bold"/>
    </style:style>
    <style:style style:name="P10" style:family="paragraph" style:parent-style-name="Standard">
      <style:paragraph-properties fo:line-height="200%"/>
      <style:text-properties style:text-underline-style="solid" style:text-underline-width="auto" style:text-underline-color="font-color" fo:font-weight="bold" officeooo:rsid="001bf7c3" officeooo:paragraph-rsid="001bf7c3" style:font-weight-asian="bold" style:font-weight-complex="bold"/>
    </style:style>
    <style:style style:name="P11" style:family="paragraph" style:parent-style-name="Standard">
      <style:paragraph-properties fo:line-height="200%"/>
    </style:style>
    <style:style style:name="P12" style:family="paragraph" style:parent-style-name="Standard">
      <style:paragraph-properties fo:line-height="200%"/>
      <style:text-properties officeooo:paragraph-rsid="0010c108"/>
    </style:style>
    <style:style style:name="P13" style:family="paragraph" style:parent-style-name="Standard">
      <style:paragraph-properties fo:line-height="200%"/>
      <style:text-properties officeooo:rsid="0012a2d6" officeooo:paragraph-rsid="0012a2d6"/>
    </style:style>
    <style:style style:name="P14" style:family="paragraph" style:parent-style-name="Standard">
      <style:paragraph-properties fo:line-height="200%"/>
      <style:text-properties fo:font-style="italic" style:text-underline-style="none" fo:font-weight="bold" officeooo:rsid="0013eaf3" officeooo:paragraph-rsid="0013eaf3" style:font-style-asian="italic" style:font-weight-asian="bold" style:font-style-complex="italic" style:font-weight-complex="bold"/>
    </style:style>
    <style:style style:name="P15" style:family="paragraph" style:parent-style-name="Standard">
      <style:paragraph-properties fo:line-height="100%"/>
      <style:text-properties fo:font-style="italic" style:text-underline-style="none" fo:font-weight="bold" officeooo:rsid="0013eaf3" officeooo:paragraph-rsid="0013eaf3" style:font-style-asian="italic" style:font-weight-asian="bold" style:font-style-complex="italic" style:font-weight-complex="bold"/>
    </style:style>
    <style:style style:name="P16" style:family="paragraph" style:parent-style-name="Standard">
      <style:paragraph-properties fo:line-height="100%"/>
      <style:text-properties fo:font-style="italic" style:text-underline-style="none" fo:font-weight="bold" officeooo:rsid="00142bd2" officeooo:paragraph-rsid="00142bd2" style:font-style-asian="italic" style:font-weight-asian="bold" style:font-style-complex="italic" style:font-weight-complex="bold"/>
    </style:style>
    <style:style style:name="P17" style:family="paragraph" style:parent-style-name="Standard">
      <style:paragraph-properties fo:line-height="100%"/>
      <style:text-properties fo:font-style="italic" style:text-underline-style="none" fo:font-weight="bold" officeooo:rsid="002ba6b4" officeooo:paragraph-rsid="002ba6b4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line-height="100%"/>
      <style:text-properties fo:font-style="italic" fo:font-weight="bold" officeooo:rsid="0013eaf3" officeooo:paragraph-rsid="0013eaf3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line-height="100%"/>
      <style:text-properties fo:font-style="italic" fo:font-weight="bold" officeooo:rsid="00142bd2" officeooo:paragraph-rsid="00142bd2" style:font-style-asian="italic" style:font-weight-asian="bold" style:font-style-complex="italic" style:font-weight-complex="bold"/>
    </style:style>
    <style:style style:name="P20" style:family="paragraph" style:parent-style-name="Table_20_Contents">
      <style:text-properties fo:font-style="italic" fo:font-weight="bold" officeooo:rsid="002005d5" officeooo:paragraph-rsid="002005d5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  <style:style style:name="P22" style:family="paragraph" style:parent-style-name="Table_20_Contents">
      <style:text-properties fo:font-style="italic" fo:font-weight="bold" officeooo:rsid="0021d5ba" officeooo:paragraph-rsid="0021d5ba" style:font-style-asian="italic" style:font-weight-asian="bold" style:font-style-complex="italic" style:font-weight-complex="bold"/>
    </style:style>
    <style:style style:name="P23" style:family="paragraph" style:parent-style-name="Table_20_Contents">
      <style:text-properties fo:font-style="italic" fo:font-weight="bold" officeooo:rsid="00252560" officeooo:paragraph-rsid="00252560" style:font-style-asian="italic" style:font-weight-asian="bold" style:font-style-complex="italic" style:font-weight-complex="bold"/>
    </style:style>
    <style:style style:name="P24" style:family="paragraph" style:parent-style-name="Table_20_Contents">
      <style:text-properties fo:font-style="italic" fo:font-weight="bold" officeooo:rsid="002842ac" officeooo:paragraph-rsid="002842ac" style:font-style-asian="italic" style:font-weight-asian="bold" style:font-style-complex="italic" style:font-weight-complex="bold"/>
    </style:style>
    <style:style style:name="P25" style:family="paragraph" style:parent-style-name="Standard">
      <style:paragraph-properties fo:line-height="200%"/>
      <style:text-properties fo:font-style="italic" style:text-underline-style="solid" style:text-underline-width="auto" style:text-underline-color="font-color" fo:font-weight="bold" officeooo:rsid="001cc4af" officeooo:paragraph-rsid="001cc4af" style:font-style-asian="italic" style:font-weight-asian="bold" style:font-style-complex="italic" style:font-weight-complex="bold"/>
    </style:style>
    <style:style style:name="P26" style:family="paragraph" style:parent-style-name="Standard">
      <style:paragraph-properties fo:line-height="200%"/>
      <style:text-properties fo:font-style="italic" style:text-underline-style="solid" style:text-underline-width="auto" style:text-underline-color="font-color" fo:font-weight="bold" officeooo:rsid="001e1f85" officeooo:paragraph-rsid="001e1f85" style:font-style-asian="italic" style:font-weight-asian="bold" style:font-style-complex="italic" style:font-weight-complex="bold"/>
    </style:style>
    <style:style style:name="P27" style:family="paragraph" style:parent-style-name="Standard">
      <style:paragraph-properties fo:line-height="200%"/>
      <style:text-properties fo:font-weight="normal" officeooo:rsid="00141a54" officeooo:paragraph-rsid="00141a54" style:font-weight-asian="normal" style:font-weight-complex="normal"/>
    </style:style>
    <style:style style:name="P28" style:family="paragraph" style:parent-style-name="Standard">
      <style:paragraph-properties fo:line-height="200%"/>
      <style:text-properties fo:font-weight="normal" officeooo:rsid="00142bd2" officeooo:paragraph-rsid="00142bd2" style:font-weight-asian="normal" style:font-weight-complex="normal"/>
    </style:style>
    <style:style style:name="P29" style:family="paragraph" style:parent-style-name="Standard">
      <style:paragraph-properties fo:line-height="200%"/>
      <style:text-properties fo:font-style="normal" style:text-underline-style="solid" style:text-underline-width="auto" style:text-underline-color="font-color" fo:font-weight="bold" officeooo:rsid="00142bd2" officeooo:paragraph-rsid="00142bd2" style:font-style-asian="normal" style:font-weight-asian="bold" style:font-style-complex="normal" style:font-weight-complex="bold"/>
    </style:style>
    <style:style style:name="P30" style:family="paragraph" style:parent-style-name="Standard">
      <style:paragraph-properties fo:line-height="100%"/>
      <style:text-properties fo:font-style="normal" style:text-underline-style="solid" style:text-underline-width="auto" style:text-underline-color="font-color" fo:font-weight="bold" officeooo:rsid="00142bd2" officeooo:paragraph-rsid="00142bd2" style:font-style-asian="normal" style:font-weight-asian="bold" style:font-style-complex="normal" style:font-weight-complex="bold"/>
    </style:style>
    <style:style style:name="P31" style:family="paragraph" style:parent-style-name="Standard">
      <style:paragraph-properties fo:line-height="200%"/>
      <style:text-properties fo:font-style="normal" style:text-underline-style="solid" style:text-underline-width="auto" style:text-underline-color="font-color" fo:font-weight="bold" officeooo:rsid="002842ac" officeooo:paragraph-rsid="002842ac" style:font-style-asian="normal" style:font-weight-asian="bold" style:font-style-complex="normal" style:font-weight-complex="bold"/>
    </style:style>
    <style:style style:name="P32" style:family="paragraph" style:parent-style-name="Standard">
      <style:paragraph-properties fo:line-height="100%"/>
      <style:text-properties fo:font-style="normal" style:text-underline-style="none" fo:font-weight="bold" officeooo:rsid="00142bd2" officeooo:paragraph-rsid="00142bd2" style:font-style-asian="normal" style:font-weight-asian="bold" style:font-style-complex="normal" style:font-weight-complex="bold"/>
    </style:style>
    <style:style style:name="P33" style:family="paragraph" style:parent-style-name="Table_20_Contents">
      <style:text-properties officeooo:rsid="0023823e" officeooo:paragraph-rsid="0023823e"/>
    </style:style>
    <style:style style:name="P34" style:family="paragraph" style:parent-style-name="Table_20_Contents">
      <style:text-properties officeooo:rsid="00267594" officeooo:paragraph-rsid="00267594"/>
    </style:style>
    <style:style style:name="P35" style:family="paragraph" style:parent-style-name="Table_20_Contents">
      <style:text-properties officeooo:rsid="002842ac" officeooo:paragraph-rsid="002842ac"/>
    </style:style>
    <style:style style:name="P36" style:family="paragraph" style:parent-style-name="Table_20_Contents">
      <style:text-properties officeooo:rsid="0028eb94" officeooo:paragraph-rsid="0028eb94"/>
    </style:style>
    <style:style style:name="P37" style:family="paragraph" style:parent-style-name="Standard">
      <style:paragraph-properties fo:line-height="200%"/>
      <style:text-properties fo:font-weight="normal" officeooo:rsid="000ccdfd" officeooo:paragraph-rsid="000ccdfd" style:font-weight-asian="normal" style:font-weight-complex="normal"/>
    </style:style>
    <style:style style:name="P38" style:family="paragraph" style:parent-style-name="Standard">
      <style:paragraph-properties fo:line-height="200%"/>
      <style:text-properties fo:font-weight="normal" officeooo:rsid="000ec5fc" officeooo:paragraph-rsid="000ec5fc" style:font-weight-asian="normal" style:font-weight-complex="normal"/>
    </style:style>
    <style:style style:name="P39" style:family="paragraph" style:parent-style-name="Standard">
      <style:paragraph-properties fo:line-height="200%"/>
      <style:text-properties fo:font-weight="normal" officeooo:rsid="0013eaf3" officeooo:paragraph-rsid="0013eaf3" style:font-weight-asian="normal" style:font-weight-complex="normal"/>
    </style:style>
    <style:style style:name="P40" style:family="paragraph" style:parent-style-name="Standard">
      <style:paragraph-properties fo:line-height="100%"/>
      <style:text-properties fo:font-weight="normal" officeooo:rsid="0013eaf3" officeooo:paragraph-rsid="0013eaf3" style:font-weight-asian="normal" style:font-weight-complex="normal"/>
    </style:style>
    <style:style style:name="P41" style:family="paragraph" style:parent-style-name="Standard">
      <style:paragraph-properties fo:line-height="200%"/>
      <style:text-properties fo:font-style="italic" fo:font-weight="normal" officeooo:rsid="00141a54" officeooo:paragraph-rsid="00141a54" style:font-style-asian="italic" style:font-weight-asian="normal" style:font-style-complex="italic" style:font-weight-complex="normal"/>
    </style:style>
    <style:style style:name="P42" style:family="paragraph" style:parent-style-name="Standard" style:list-style-name="L1">
      <style:paragraph-properties fo:line-height="200%"/>
      <style:text-properties fo:font-style="italic" fo:font-weight="normal" officeooo:rsid="00141a54" officeooo:paragraph-rsid="00141a54" style:font-style-asian="italic" style:font-weight-asian="normal" style:font-style-complex="italic" style:font-weight-complex="normal"/>
    </style:style>
    <style:style style:name="P43" style:family="paragraph" style:parent-style-name="Standard">
      <style:paragraph-properties fo:line-height="100%"/>
      <style:text-properties fo:font-style="italic" style:text-underline-style="none" fo:font-weight="bold" officeooo:rsid="00142bd2" officeooo:paragraph-rsid="00142bd2" style:font-style-asian="italic" style:font-weight-asian="bold" style:font-style-complex="italic" style:font-weight-complex="bold"/>
    </style:style>
    <style:style style:name="P44" style:family="paragraph" style:parent-style-name="Standard" style:list-style-name="L3">
      <style:paragraph-properties fo:line-height="100%"/>
      <style:text-properties fo:font-style="italic" style:text-underline-style="none" fo:font-weight="bold" officeooo:rsid="002ba6b4" officeooo:paragraph-rsid="002ba6b4" style:font-style-asian="italic" style:font-weight-asian="bold" style:font-style-complex="italic" style:font-weight-complex="bold"/>
    </style:style>
    <style:style style:name="P45" style:family="paragraph" style:parent-style-name="Standard" style:list-style-name="L3">
      <style:paragraph-properties fo:line-height="100%"/>
      <style:text-properties fo:font-style="italic" style:text-underline-style="none" fo:font-weight="bold" officeooo:rsid="002e5c04" officeooo:paragraph-rsid="002e5c04" style:font-style-asian="italic" style:font-weight-asian="bold" style:font-style-complex="italic" style:font-weight-complex="bold"/>
    </style:style>
    <style:style style:name="P46" style:family="paragraph" style:parent-style-name="Standard">
      <style:paragraph-properties fo:line-height="100%"/>
      <style:text-properties fo:font-style="italic" style:text-underline-style="none" fo:font-weight="bold" officeooo:rsid="002e5c04" officeooo:paragraph-rsid="002e5c04" style:font-style-asian="italic" style:font-weight-asian="bold" style:font-style-complex="italic" style:font-weight-complex="bold"/>
    </style:style>
    <style:style style:name="P47" style:family="paragraph" style:parent-style-name="Standard" style:list-style-name="L3">
      <style:paragraph-properties fo:line-height="100%"/>
      <style:text-properties fo:font-style="italic" style:text-underline-style="none" fo:font-weight="bold" officeooo:rsid="00302c86" officeooo:paragraph-rsid="00302c86" style:font-style-asian="italic" style:font-weight-asian="bold" style:font-style-complex="italic" style:font-weight-complex="bold"/>
    </style:style>
    <style:style style:name="P48" style:family="paragraph" style:parent-style-name="Standard">
      <style:paragraph-properties fo:line-height="100%"/>
      <style:text-properties fo:font-style="italic" style:text-underline-style="none" fo:font-weight="bold" officeooo:rsid="00302c86" officeooo:paragraph-rsid="00302c86" style:font-style-asian="italic" style:font-weight-asian="bold" style:font-style-complex="italic" style:font-weight-complex="bold"/>
    </style:style>
    <style:style style:name="P49" style:family="paragraph" style:parent-style-name="Standard" style:list-style-name="L3">
      <style:paragraph-properties fo:line-height="200%"/>
      <style:text-properties fo:font-style="italic" style:text-underline-style="none" fo:font-weight="normal" officeooo:rsid="0030524c" officeooo:paragraph-rsid="0030524c" style:font-style-asian="italic" style:font-weight-asian="normal" style:font-style-complex="italic" style:font-weight-complex="normal"/>
    </style:style>
    <style:style style:name="P50" style:family="paragraph" style:parent-style-name="Standard">
      <style:paragraph-properties fo:line-height="200%"/>
      <style:text-properties fo:font-style="italic" style:text-underline-style="none" fo:font-weight="normal" officeooo:rsid="0030524c" officeooo:paragraph-rsid="0030524c" style:font-style-asian="italic" style:font-weight-asian="normal" style:font-style-complex="italic" style:font-weight-complex="normal"/>
    </style:style>
    <style:style style:name="P51" style:family="paragraph" style:parent-style-name="Standard">
      <style:paragraph-properties fo:line-height="100%"/>
      <style:text-properties fo:font-style="italic" style:text-underline-style="none" fo:font-weight="normal" officeooo:rsid="0030524c" officeooo:paragraph-rsid="0030524c" style:font-style-asian="italic" style:font-weight-asian="normal" style:font-style-complex="italic" style:font-weight-complex="normal"/>
    </style:style>
    <style:style style:name="P52" style:family="paragraph" style:parent-style-name="Standard">
      <style:paragraph-properties fo:line-height="100%"/>
      <style:text-properties fo:font-style="italic" style:text-underline-style="none" fo:font-weight="normal" officeooo:rsid="0030524c" officeooo:paragraph-rsid="0032479a" style:font-style-asian="italic" style:font-weight-asian="normal" style:font-style-complex="italic" style:font-weight-complex="normal"/>
    </style:style>
    <style:style style:name="P53" style:family="paragraph" style:parent-style-name="Standard" style:list-style-name="L2">
      <style:paragraph-properties fo:line-height="200%"/>
      <style:text-properties fo:font-style="italic" style:text-underline-style="solid" style:text-underline-width="auto" style:text-underline-color="font-color" fo:font-weight="bold" officeooo:rsid="001bf7c3" officeooo:paragraph-rsid="001bf7c3" style:font-style-asian="italic" style:font-weight-asian="bold" style:font-style-complex="italic" style:font-weight-complex="bold"/>
    </style:style>
    <style:style style:name="P54" style:family="paragraph" style:parent-style-name="Standard" style:list-style-name="L3">
      <style:paragraph-properties fo:line-height="200%"/>
      <style:text-properties fo:font-style="italic" style:text-underline-style="solid" style:text-underline-type="double" style:text-underline-width="auto" style:text-underline-color="font-color" fo:font-weight="bold" officeooo:rsid="0030524c" officeooo:paragraph-rsid="0030524c" style:font-style-asian="italic" style:font-weight-asian="bold" style:font-style-complex="italic" style:font-weight-complex="bold"/>
    </style:style>
    <style:style style:name="P55" style:family="paragraph" style:parent-style-name="Standard">
      <style:paragraph-properties fo:line-height="200%"/>
      <style:text-properties style:text-underline-style="none" fo:font-weight="normal" officeooo:rsid="001a5adc" officeooo:paragraph-rsid="001a5adc" style:font-weight-asian="normal" style:font-weight-complex="normal"/>
    </style:style>
    <style:style style:name="P56" style:family="paragraph" style:parent-style-name="Standard" style:list-style-name="L2">
      <style:paragraph-properties fo:line-height="200%"/>
      <style:text-properties style:text-underline-style="solid" style:text-underline-width="auto" style:text-underline-color="font-color" fo:font-weight="bold" officeooo:rsid="001bf7c3" officeooo:paragraph-rsid="001bf7c3" style:font-weight-asian="bold" style:font-weight-complex="bold"/>
    </style:style>
    <style:style style:name="P57" style:family="paragraph" style:parent-style-name="Standard">
      <style:paragraph-properties fo:line-height="200%"/>
      <style:text-properties fo:font-style="normal" style:text-underline-style="none" fo:font-weight="normal" officeooo:rsid="001a5adc" officeooo:paragraph-rsid="001bf7c3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line-height="200%"/>
      <style:text-properties fo:font-style="normal" style:text-underline-style="none" fo:font-weight="normal" officeooo:rsid="001cc4af" officeooo:paragraph-rsid="001cc4af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line-height="200%"/>
      <style:text-properties fo:font-style="normal" style:text-underline-style="none" fo:font-weight="normal" officeooo:rsid="001e1f85" officeooo:paragraph-rsid="001e1f85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line-height="115%"/>
      <style:text-properties fo:font-style="normal" style:text-underline-style="none" fo:font-weight="normal" officeooo:rsid="001e1f85" officeooo:paragraph-rsid="001e1f85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fo:line-height="200%"/>
      <style:text-properties fo:font-style="normal" style:text-underline-style="none" fo:font-weight="normal" officeooo:rsid="002842ac" officeooo:paragraph-rsid="002842ac" style:font-style-asian="normal" style:font-weight-asian="normal" style:font-style-complex="normal" style:font-weight-complex="normal"/>
    </style:style>
    <style:style style:name="P62" style:family="paragraph" style:parent-style-name="Standard" style:list-style-name="L3">
      <style:paragraph-properties fo:line-height="200%"/>
      <style:text-properties fo:font-style="normal" style:text-underline-style="none" fo:font-weight="normal" officeooo:rsid="002ba6b4" officeooo:paragraph-rsid="002ba6b4" style:font-style-asian="normal" style:font-weight-asian="normal" style:font-style-complex="normal" style:font-weight-complex="normal"/>
    </style:style>
    <style:style style:name="P63" style:family="paragraph" style:parent-style-name="Standard" style:list-style-name="L3">
      <style:paragraph-properties fo:line-height="200%"/>
      <style:text-properties fo:font-style="normal" style:text-underline-style="none" fo:font-weight="normal" officeooo:rsid="002e5c04" officeooo:paragraph-rsid="002e5c04" style:font-style-asian="normal" style:font-weight-asian="normal" style:font-style-complex="normal" style:font-weight-complex="normal"/>
    </style:style>
    <style:style style:name="P64" style:family="paragraph" style:parent-style-name="Standard" style:list-style-name="L3">
      <style:paragraph-properties fo:line-height="200%"/>
      <style:text-properties fo:font-style="normal" style:text-underline-style="none" fo:font-weight="normal" officeooo:rsid="00302c86" officeooo:paragraph-rsid="00302c86" style:font-style-asian="normal" style:font-weight-asian="normal" style:font-style-complex="normal" style:font-weight-complex="normal"/>
    </style:style>
    <style:style style:name="P65" style:family="paragraph" style:parent-style-name="Standard">
      <style:paragraph-properties fo:line-height="200%"/>
      <style:text-properties fo:font-style="normal" style:text-underline-style="none" fo:font-weight="normal" officeooo:rsid="0035c06a" officeooo:paragraph-rsid="0035c06a" style:font-style-asian="normal" style:font-weight-asian="normal" style:font-style-complex="normal" style:font-weight-complex="normal"/>
    </style:style>
    <style:style style:name="P66" style:family="paragraph" style:parent-style-name="Standard">
      <style:paragraph-properties fo:line-height="200%"/>
      <style:text-properties fo:font-style="normal" style:text-underline-style="none" fo:font-weight="normal" officeooo:rsid="003c427a" officeooo:paragraph-rsid="003c427a" style:font-style-asian="normal" style:font-weight-asian="normal" style:font-style-complex="normal" style:font-weight-complex="normal"/>
    </style:style>
    <style:style style:name="P67" style:family="paragraph" style:parent-style-name="Standard">
      <style:paragraph-properties fo:line-height="200%"/>
      <style:text-properties fo:font-style="normal" style:text-underline-style="none" fo:font-weight="normal" officeooo:rsid="003c475b" officeooo:paragraph-rsid="003c475b" style:font-style-asian="normal" style:font-weight-asian="normal" style:font-style-complex="normal" style:font-weight-complex="normal"/>
    </style:style>
    <style:style style:name="P68" style:family="paragraph" style:parent-style-name="Standard" style:list-style-name="L8">
      <style:paragraph-properties fo:line-height="200%"/>
      <style:text-properties fo:font-style="normal" style:text-underline-style="none" fo:font-weight="normal" officeooo:rsid="003c475b" officeooo:paragraph-rsid="003c475b" style:font-style-asian="normal" style:font-weight-asian="normal" style:font-style-complex="normal" style:font-weight-complex="normal"/>
    </style:style>
    <style:style style:name="P69" style:family="paragraph" style:parent-style-name="Standard">
      <style:paragraph-properties fo:line-height="200%"/>
      <style:text-properties fo:font-style="normal" style:text-underline-style="none" fo:font-weight="normal" officeooo:rsid="003dc457" officeooo:paragraph-rsid="003dc457" style:font-style-asian="normal" style:font-weight-asian="normal" style:font-style-complex="normal" style:font-weight-complex="normal"/>
    </style:style>
    <style:style style:name="P70" style:family="paragraph" style:parent-style-name="Standard" style:list-style-name="L7">
      <style:paragraph-properties fo:line-height="200%"/>
      <style:text-properties fo:font-style="normal" style:text-underline-style="none" fo:font-weight="normal" officeooo:rsid="003dc457" officeooo:paragraph-rsid="003dc457" style:font-style-asian="normal" style:font-weight-asian="normal" style:font-style-complex="normal" style:font-weight-complex="normal"/>
    </style:style>
    <style:style style:name="P71" style:family="paragraph" style:parent-style-name="Standard">
      <style:paragraph-properties fo:line-height="200%"/>
      <style:text-properties fo:font-style="normal" style:text-underline-style="none" fo:font-weight="normal" officeooo:rsid="003f0cd7" officeooo:paragraph-rsid="003f0cd7" style:font-style-asian="normal" style:font-weight-asian="normal" style:font-style-complex="normal" style:font-weight-complex="normal"/>
    </style:style>
    <style:style style:name="P72" style:family="paragraph" style:parent-style-name="Standard" style:list-style-name="L6">
      <style:paragraph-properties fo:line-height="200%"/>
      <style:text-properties fo:font-style="normal" style:text-underline-style="none" fo:font-weight="normal" officeooo:rsid="003f0cd7" officeooo:paragraph-rsid="003f0cd7" style:font-style-asian="normal" style:font-weight-asian="normal" style:font-style-complex="normal" style:font-weight-complex="normal"/>
    </style:style>
    <style:style style:name="P73" style:family="paragraph" style:parent-style-name="Standard">
      <style:paragraph-properties fo:line-height="200%"/>
      <style:text-properties fo:font-style="normal" style:text-underline-style="none" fo:font-weight="normal" officeooo:rsid="003f2b07" officeooo:paragraph-rsid="003f2b07" style:font-style-asian="normal" style:font-weight-asian="normal" style:font-style-complex="normal" style:font-weight-complex="normal"/>
    </style:style>
    <style:style style:name="P74" style:family="paragraph" style:parent-style-name="Standard" style:list-style-name="L5">
      <style:paragraph-properties fo:line-height="200%"/>
      <style:text-properties fo:font-style="normal" style:text-underline-style="none" fo:font-weight="normal" officeooo:rsid="003f2b07" officeooo:paragraph-rsid="003f2b07" style:font-style-asian="normal" style:font-weight-asian="normal" style:font-style-complex="normal" style:font-weight-complex="normal"/>
    </style:style>
    <style:style style:name="P75" style:family="paragraph" style:parent-style-name="Standard">
      <style:paragraph-properties fo:line-height="200%"/>
      <style:text-properties fo:font-style="normal" style:text-underline-style="none" fo:font-weight="bold" officeooo:rsid="001e1f85" officeooo:paragraph-rsid="001cc4af" style:font-style-asian="normal" style:font-weight-asian="bold" style:font-style-complex="normal" style:font-weight-complex="bold"/>
    </style:style>
    <style:style style:name="P76" style:family="paragraph" style:parent-style-name="Standard">
      <style:paragraph-properties fo:line-height="200%"/>
      <style:text-properties fo:font-style="normal" style:text-underline-style="none" fo:font-weight="bold" officeooo:rsid="00379bcf" officeooo:paragraph-rsid="00379bcf" style:font-style-asian="normal" style:font-weight-asian="bold" style:font-style-complex="normal" style:font-weight-complex="bold"/>
    </style:style>
    <style:style style:name="P77" style:family="paragraph" style:parent-style-name="Standard" style:list-style-name="L3">
      <style:paragraph-properties fo:line-height="200%"/>
      <style:text-properties fo:font-style="normal" style:text-underline-style="solid" style:text-underline-width="auto" style:text-underline-color="font-color" fo:font-weight="bold" officeooo:rsid="002842ac" officeooo:paragraph-rsid="002842ac" style:font-style-asian="normal" style:font-weight-asian="bold" style:font-style-complex="normal" style:font-weight-complex="bold"/>
    </style:style>
    <style:style style:name="P78" style:family="paragraph" style:parent-style-name="Standard">
      <style:paragraph-properties fo:line-height="200%"/>
      <style:text-properties fo:font-style="normal" style:text-underline-style="solid" style:text-underline-width="auto" style:text-underline-color="font-color" fo:font-weight="bold" officeooo:rsid="003a756a" officeooo:paragraph-rsid="003a756a" style:font-style-asian="normal" style:font-weight-asian="bold" style:font-style-complex="normal" style:font-weight-complex="bold"/>
    </style:style>
    <style:style style:name="P79" style:family="paragraph" style:parent-style-name="Standard" style:list-style-name="L9">
      <style:paragraph-properties fo:line-height="200%"/>
      <style:text-properties fo:font-style="normal" style:text-underline-style="solid" style:text-underline-width="auto" style:text-underline-color="font-color" fo:font-weight="normal" officeooo:rsid="003c427a" officeooo:paragraph-rsid="003c427a" style:font-style-asian="normal" style:font-weight-asian="normal" style:font-style-complex="normal" style:font-weight-complex="normal"/>
    </style:style>
    <style:style style:name="P80" style:family="paragraph" style:parent-style-name="Standard" style:list-style-name="L4">
      <style:paragraph-properties fo:line-height="100%"/>
      <style:text-properties officeooo:paragraph-rsid="0032479a"/>
    </style:style>
    <style:style style:name="P81" style:family="paragraph" style:parent-style-name="Standard">
      <style:paragraph-properties fo:line-height="100%"/>
      <style:text-properties officeooo:paragraph-rsid="0032479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c108" style:font-weight-asian="bold" style:font-weight-complex="bold"/>
    </style:style>
    <style:style style:name="T3" style:family="text">
      <style:text-properties fo:font-weight="bold" officeooo:rsid="00344089" style:font-weight-asian="bold" style:font-weight-complex="bold"/>
    </style:style>
    <style:style style:name="T4" style:family="text">
      <style:text-properties fo:font-weight="bold" officeooo:rsid="0035c06a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ccdfd" style:font-weight-asian="normal" style:font-weight-complex="normal"/>
    </style:style>
    <style:style style:name="T7" style:family="text">
      <style:text-properties fo:font-weight="normal" officeooo:rsid="000ffdf1" style:font-weight-asian="normal" style:font-weight-complex="normal"/>
    </style:style>
    <style:style style:name="T8" style:family="text">
      <style:text-properties fo:font-weight="normal" officeooo:rsid="0011de15" style:font-weight-asian="normal" style:font-weight-complex="normal"/>
    </style:style>
    <style:style style:name="T9" style:family="text">
      <style:text-properties fo:font-weight="normal" officeooo:rsid="0012a2d6" style:font-weight-asian="normal" style:font-weight-complex="normal"/>
    </style:style>
    <style:style style:name="T10" style:family="text">
      <style:text-properties fo:font-weight="normal" officeooo:rsid="00380b6e" style:font-weight-asian="normal" style:font-weight-complex="normal"/>
    </style:style>
    <style:style style:name="T11" style:family="text">
      <style:text-properties officeooo:rsid="000ffdf1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12a2d6" style:font-style-asian="italic" style:font-style-complex="italic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12a2d6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344089" style:font-style-asian="italic" style:font-weight-asian="bold" style:font-style-complex="italic" style:font-weight-complex="bold"/>
    </style:style>
    <style:style style:name="T17" style:family="text">
      <style:text-properties fo:font-style="italic" style:text-underline-style="none" style:font-style-asian="italic" style:font-style-complex="italic"/>
    </style:style>
    <style:style style:name="T18" style:family="text">
      <style:text-properties fo:font-style="italic" style:text-underline-style="none" fo:font-weight="bold" officeooo:rsid="0030524c" style:font-style-asian="italic" style:font-weight-asian="bold" style:font-style-complex="italic" style:font-weight-complex="bold"/>
    </style:style>
    <style:style style:name="T19" style:family="text">
      <style:text-properties fo:font-style="italic" style:text-underline-style="none" fo:font-weight="bold" officeooo:rsid="0032479a" style:font-style-asian="italic" style:font-weight-asian="bold" style:font-style-complex="italic" style:font-weight-complex="bold"/>
    </style:style>
    <style:style style:name="T20" style:family="text">
      <style:text-properties fo:font-style="italic" style:text-underline-style="solid" style:text-underline-width="auto" style:text-underline-color="font-color" fo:font-weight="bold" officeooo:rsid="0032479a" style:font-style-asian="italic" style:font-weight-asian="bold" style:font-style-complex="italic" style:font-weight-complex="bold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fo:font-weight="normal" style:font-weight-asian="normal" style:font-weight-complex="normal"/>
    </style:style>
    <style:style style:name="T23" style:family="text">
      <style:text-properties style:text-underline-style="none" fo:font-weight="normal" officeooo:rsid="001bf7c3" style:font-weight-asian="normal" style:font-weight-complex="normal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2c537a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304585" style:font-style-asian="normal" style:font-weight-asian="normal" style:font-style-complex="normal" style:font-weight-complex="normal"/>
    </style:style>
    <style:style style:name="T2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8" style:family="text">
      <style:text-properties fo:font-style="normal" style:text-underline-style="none" fo:font-weight="normal" officeooo:rsid="001a5adc" style:font-style-asian="normal" style:font-weight-asian="normal" style:font-style-complex="normal" style:font-weight-complex="normal"/>
    </style:style>
    <style:style style:name="T29" style:family="text">
      <style:text-properties fo:font-style="normal" style:text-underline-style="none" style:font-style-asian="normal" style:font-style-complex="normal"/>
    </style:style>
    <style:style style:name="T30" style:family="text">
      <style:text-properties fo:font-style="normal" style:text-underline-style="none" officeooo:rsid="001a5adc" style:font-style-asian="normal" style:font-style-complex="normal"/>
    </style:style>
    <style:style style:name="T31" style:family="text">
      <style:text-properties officeooo:rsid="002842ac"/>
    </style:style>
    <style:style style:name="T32" style:family="text">
      <style:text-properties officeooo:rsid="0028eb94"/>
    </style:style>
    <style:style style:name="T33" style:family="text">
      <style:text-properties officeooo:rsid="002c537a"/>
    </style:style>
    <style:style style:name="T34" style:family="text">
      <style:text-properties officeooo:rsid="00304585"/>
    </style:style>
    <style:style style:name="T35" style:family="text">
      <style:text-properties officeooo:rsid="00344089"/>
    </style:style>
    <style:style style:name="T36" style:family="text">
      <style:text-properties officeooo:rsid="0035c06a"/>
    </style:style>
    <style:style style:name="T37" style:family="text">
      <style:text-properties officeooo:rsid="00379bcf"/>
    </style:style>
    <style:style style:name="T38" style:family="text">
      <style:text-properties officeooo:rsid="00380b6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>1.</text:span> ¿Qué es el Shell Scripting? ¿A qué tipos de tareas están orientados los script? ¿Los scripts</text:p>
      <text:p text:style-name="P11">deben compilarse? ¿Por qué?</text:p>
      <text:p text:style-name="P11"/>
      <text:p text:style-name="P2">Respuesta: <text:span text:style-name="T6">El shell scripting es la creación de programas para ser ejecutados en un interprete de comandos. </text:span></text:p>
      <text:p text:style-name="P37">Generalmente son programas que estan orientados a la manipulación de archivos, ejecución de programas e impresion de texto. </text:p>
      <text:p text:style-name="P38">Estos no se compilan porque son programas interpretados.</text:p>
      <text:p text:style-name="P38"/>
      <text:p text:style-name="P3">2. <text:span text:style-name="T5">Investigar la funcionalidad de los comandos echo y read</text:span></text:p>
      <text:p text:style-name="P38">(a) ¿Como se indican los comentarios dentro de un script?</text:p>
      <text:p text:style-name="P38">(b) ¿Cómo se declaran y se hace referencia a variables dentro de un script?</text:p>
      <text:p text:style-name="P38"/>
      <text:p text:style-name="P7">Respuesta: </text:p>
      <text:p text:style-name="P3">Echo: <text:span text:style-name="T5">El comando echo muestra una linea de texto, por defecto lo hace en pantalla.</text:span></text:p>
      <text:p text:style-name="P3"><text:span text:style-name="T11">Read: </text:span><text:span text:style-name="T7">Interrumpe la ejecucion del shell hasta que se ingrese una cadena de caracteres en la entrada estandar.</text:span></text:p>
      <text:p text:style-name="P5">(a): <text:span text:style-name="T5">Los comentarios dentro de un scrip</text:span><text:span text:style-name="T8">t </text:span><text:span text:style-name="T5">se indican con </text:span>(#)<text:span text:style-name="T5">.</text:span></text:p>
      <text:p text:style-name="P12"><text:span text:style-name="T2">(b): </text:span><text:span text:style-name="T9">Bash soporta strings y arrays. Las variables son case sensitive y pueden declararse de la siguiente manera: </text:span></text:p>
      <text:p text:style-name="P12"><text:span text:style-name="T9"><text:tab/></text:span><text:span text:style-name="T15">NOMBRE=”xx” #Sin espacios alrededor del =</text:span></text:p>
      <text:p text:style-name="P27"><text:span text:style-name="T13">H</text:span><text:span text:style-name="T12">ay que tener en cuenta que; las variables no pueden tener nombres que comienzen con numero.</text:span></text:p>
      <text:p text:style-name="P41">Ademas pueden ser declaradas con comillas simples o dobles. </text:p>
      <text:p text:style-name="P41">Las comillas no hacen falta a menos que:</text:p>
      <text:list xml:id="list1403209532" text:style-name="L1">
        <text:list-item>
          <text:p text:style-name="P42">El string tenga espacios.</text:p>
        </text:list-item>
        <text:list-item>
          <text:p text:style-name="P42"><text:soft-page-break/>El contenido de la variable pueda tener espacios.</text:p>
        </text:list-item>
        <text:list-item>
          <text:p text:style-name="P42">Son importantes en las condiciones de los if, while, etc.</text:p>
        </text:list-item>
      </text:list>
      <text:p text:style-name="P29">“Comillas dobles”:</text:p>
      <text:p text:style-name="P16"><text:tab/>var=’variables’</text:p>
      <text:p text:style-name="P16"><text:tab/>echo “permiten usar $var”</text:p>
      <text:p text:style-name="P16"><text:tab/>echo “Y resultados de comandos $(ls)”</text:p>
      <text:p text:style-name="P16"/>
      <text:p text:style-name="P30">‘Comillas simples’:</text:p>
      <text:p text:style-name="P30"/>
      <text:p text:style-name="P32"><text:tab/><text:span text:style-name="T12">echo ‘No permiten usar $var’</text:span></text:p>
      <text:p text:style-name="P16"><text:tab/>echo ‘Tampoco resultados de comando $(ls)’</text:p>
      <text:p text:style-name="P41"/>
      <text:p text:style-name="P13"><text:span text:style-name="T5">Para acceder a estas se usa el </text:span><text:span text:style-name="T1">($)</text:span><text:span text:style-name="T5">:</text:span></text:p>
      <text:p text:style-name="P13"><text:span text:style-name="T5"><text:tab/></text:span><text:span text:style-name="T14">echo $NOMBRE</text:span></text:p>
      <text:p text:style-name="P39">Tambien pueden usarse llaves, para evitar ambiguedades:</text:p>
      <text:p text:style-name="P39"><text:tab/></text:p>
      <text:p text:style-name="P40">#Esto no accede a nombre</text:p>
      <text:p text:style-name="P18">echo $NOMBREesto_no_es_parte_de_la_variable</text:p>
      <text:p text:style-name="P40">#Esto si</text:p>
      <text:p text:style-name="P15">echo {$NOMBRE}esto_no_es_parte_de_la_variable</text:p>
      <text:p text:style-name="P14"/>
      <text:p text:style-name="P4"/>
      <text:p text:style-name="P6">3. <text:span text:style-name="T5">Crear dentro del directorio personal del usuario logueado un directorio llamado practica-shell-script y dentro de él un archivo llamado mostrar.sh cuyo contenido sea el siguiente:</text:span></text:p>
      <text:p text:style-name="P19">#!/bin/bash</text:p>
      <text:p text:style-name="P19"># Comentarios acerca de lo que hace el script</text:p>
      <text:p text:style-name="P19"># Siempre comento mis scripts, si no hoy lo hago</text:p>
      <text:p text:style-name="P19"># y mañana ya no me acuerdo de lo que quise hacer</text:p>
      <text:p text:style-name="P19">echo "Introduzca su nombre y apellido:"</text:p>
      <text:p text:style-name="P19">read nombre apellido</text:p>
      <text:p text:style-name="P19">echo "Fecha y hora actual:"</text:p>
      <text:p text:style-name="P19">date</text:p>
      <text:p text:style-name="P19">echo "Su apellido y nombre es:</text:p>
      <text:p text:style-name="P19">echo "$apellido $nombre"</text:p>
      <text:p text:style-name="P19">echo "Su usuario es: `whoami`"</text:p>
      <text:p text:style-name="P19">echo "Su directorio actual es:"</text:p>
      <text:p text:style-name="P28">(a) Asignar al archivo creado los permisos necesarios de manera que pueda ejecutarlo</text:p>
      <text:p text:style-name="P28"><text:soft-page-break/>(b) Ejecutar el archivo creado de la siguiente manera: ./mostrar</text:p>
      <text:p text:style-name="P28">(c) ¿Qué resultado visualiza?</text:p>
      <text:p text:style-name="P28">(d) Las backquotes (`) entre el comando whoami ilustran el uso de la sustitución de co-</text:p>
      <text:p text:style-name="P28">mandos. ¿Qué significa esto?</text:p>
      <text:p text:style-name="P8">Respuesta:<text:span text:style-name="T22"> Lo que significa es que podremos hacer sustituciones de elementos de una cadena de texto con resultados de la ejecución de un codigo. </text:span></text:p>
      <text:p text:style-name="P28">(e) Realizar modificaciones al script anteriormente creado de manera de poder mostrar</text:p>
      <text:p text:style-name="P28">distintos resultados (cuál es su directorio personal, el contenido de un directorio en</text:p>
      <text:p text:style-name="P28">particular, el espacio libre en disco, etc.). Pida que se introduzcan por teclado (entrada</text:p>
      <text:p text:style-name="P28">estándar) otros datos.</text:p>
      <text:p text:style-name="P9">Respuesta por las dudas:<text:span text:style-name="T22"> La mayoría de cosas fueron realizadas en la computadora.</text:span></text:p>
      <text:p text:style-name="P9"><text:span text:style-name="T21">4. Parametrización: </text:span><text:span text:style-name="T22">¿Cómo se acceden a los parámetros enviados al script al momento de su</text:span></text:p>
      <text:p text:style-name="P55">invocación? ¿Qué información contienen las variables $#, $*, $? Y $HOME dentro de un</text:p>
      <text:p text:style-name="P55">script?</text:p>
      <text:p text:style-name="P9">Respuesta:<text:span text:style-name="T22"> </text:span><text:span text:style-name="T23">Para acceder a los parametros se utilizan variables especiales. </text:span></text:p>
      <text:p text:style-name="P10"><text:span text:style-name="T22">Las variables utilizadas para esto son </text:span><text:span text:style-name="T17">$x,</text:span><text:span text:style-name="T27">siendo x un numero del 1 para arriba. ($1,$2,$3).</text:span></text:p>
      <text:list xml:id="list1269559550" text:style-name="L2">
        <text:list-item>
          <text:p text:style-name="P53"><text:span text:style-name="T21">$#: </text:span><text:span text:style-name="T27">Contiene la cantidad de argumentos recibidos.</text:span></text:p>
        </text:list-item>
        <text:list-item>
          <text:p text:style-name="P53"><text:span text:style-name="T21">$*:</text:span><text:span text:style-name="T27"> Contiene la lista de todos los argumentos.</text:span></text:p>
        </text:list-item>
        <text:list-item>
          <text:p text:style-name="P56"><text:span text:style-name="T17">$?:</text:span><text:span text:style-name="T27"> Contiene, en todo momento, el valor de retorno del ultimo comando ejecutado.</text:span></text:p>
        </text:list-item>
      </text:list>
      <text:p text:style-name="P10"><text:span text:style-name="T30">5.</text:span><text:span text:style-name="T28"> ¿Cual es la funcionalidad de comando exit? ¿Qué valores recibe como parámetro y cual es</text:span></text:p>
      <text:p text:style-name="P57">su significado?</text:p>
      <text:p text:style-name="P25">Respuesta:<text:span text:style-name="T27"> El comando exit genera un proceso normal de terminación. Puede recibir valores enteros como parametro, estos son utilizados para representar el resultado de la ejecución de un comando.</text:span></text:p>
      <text:p text:style-name="P75"/>
      <text:p text:style-name="P25"><text:soft-page-break/><text:span text:style-name="T29">6.</text:span><text:span text:style-name="T27"> El comando expr permite la evaluación de expresiones. Su sintaxis es: expr arg1 op arg2,</text:span></text:p>
      <text:p text:style-name="P58">donde arg1 y arg2 representan argumentos y op la operación de la expresión. Investigar</text:p>
      <text:p text:style-name="P58">que tipo de operaciones se pueden utilizar.</text:p>
      <text:p text:style-name="P26">Respuesta:<text:span text:style-name="T27"> El comando expr permite las siguientes operaciones: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0">Arg1 | arg2</text:p>
          </table:table-cell>
          <table:table-cell table:style-name="Tabla1.B1" office:value-type="string">
            <text:p text:style-name="P33">Devuelve ARG1 si no es nulo o 0. Sino devuelve ARG2.</text:p>
          </table:table-cell>
        </table:table-row>
        <table:table-row>
          <table:table-cell table:style-name="Tabla1.A2" office:value-type="string">
            <text:p text:style-name="P20">Arg1 &amp; arg2</text:p>
          </table:table-cell>
          <table:table-cell table:style-name="Tabla1.B2" office:value-type="string">
            <text:p text:style-name="P33">ARG1 si el argumento no es nulo o 0. Sino devuelve 0.</text:p>
          </table:table-cell>
        </table:table-row>
        <table:table-row>
          <table:table-cell table:style-name="Tabla1.A2" office:value-type="string">
            <text:p text:style-name="P20">Arg1 &lt; arg2</text:p>
          </table:table-cell>
          <table:table-cell table:style-name="Tabla1.B2" office:value-type="string">
            <text:p text:style-name="P33">ARG1 si es menor que ARG2.</text:p>
          </table:table-cell>
        </table:table-row>
        <table:table-row>
          <table:table-cell table:style-name="Tabla1.A2" office:value-type="string">
            <text:p text:style-name="P20">Arg1 &lt;= arg2</text:p>
          </table:table-cell>
          <table:table-cell table:style-name="Tabla1.B2" office:value-type="string">
            <text:p text:style-name="P33">ARG1 si es menor o igual que ARG2.</text:p>
          </table:table-cell>
        </table:table-row>
        <table:table-row>
          <table:table-cell table:style-name="Tabla1.A2" office:value-type="string">
            <text:p text:style-name="P20">Arg1 = arg2</text:p>
          </table:table-cell>
          <table:table-cell table:style-name="Tabla1.B2" office:value-type="string">
            <text:p text:style-name="P33">ARG1 si es igual a ARG2.</text:p>
          </table:table-cell>
        </table:table-row>
        <table:table-row>
          <table:table-cell table:style-name="Tabla1.A2" office:value-type="string">
            <text:p text:style-name="P20">Arg1 != arg2</text:p>
          </table:table-cell>
          <table:table-cell table:style-name="Tabla1.B2" office:value-type="string">
            <text:p text:style-name="P33">ARG1 si es distinto a ARG2.</text:p>
          </table:table-cell>
        </table:table-row>
        <table:table-row>
          <table:table-cell table:style-name="Tabla1.A2" office:value-type="string">
            <text:p text:style-name="P20">Arg1 &gt;= arg2</text:p>
          </table:table-cell>
          <table:table-cell table:style-name="Tabla1.B2" office:value-type="string">
            <text:p text:style-name="P33">ARG1 si es mas grande o igual a ARG2.</text:p>
          </table:table-cell>
        </table:table-row>
        <table:table-row>
          <table:table-cell table:style-name="Tabla1.A2" office:value-type="string">
            <text:p text:style-name="P20">Arg1 &gt; arg2</text:p>
          </table:table-cell>
          <table:table-cell table:style-name="Tabla1.B2" office:value-type="string">
            <text:p text:style-name="P33">ARG1 si es mayor que ARG2.</text:p>
          </table:table-cell>
        </table:table-row>
        <table:table-row>
          <table:table-cell table:style-name="Tabla1.A2" office:value-type="string">
            <text:p text:style-name="P20">Arg1 + arg2</text:p>
          </table:table-cell>
          <table:table-cell table:style-name="Tabla1.B2" office:value-type="string">
            <text:p text:style-name="P33">Suma aritmetica de ARG1 y ARG2</text:p>
          </table:table-cell>
        </table:table-row>
        <table:table-row>
          <table:table-cell table:style-name="Tabla1.A2" office:value-type="string">
            <text:p text:style-name="P22">Arg1 - arg2</text:p>
          </table:table-cell>
          <table:table-cell table:style-name="Tabla1.B2" office:value-type="string">
            <text:p text:style-name="P33">Diferencia aritmetica de ARG1 y ARG2</text:p>
          </table:table-cell>
        </table:table-row>
        <table:table-row>
          <table:table-cell table:style-name="Tabla1.A2" office:value-type="string">
            <text:p text:style-name="P22">Arg1 * arg2</text:p>
          </table:table-cell>
          <table:table-cell table:style-name="Tabla1.B2" office:value-type="string">
            <text:p text:style-name="P33">Producto aritmetico de ARG1 y ARG2</text:p>
          </table:table-cell>
        </table:table-row>
        <table:table-row>
          <table:table-cell table:style-name="Tabla1.A2" office:value-type="string">
            <text:p text:style-name="P22">Arg1 / arg2</text:p>
          </table:table-cell>
          <table:table-cell table:style-name="Tabla1.B2" office:value-type="string">
            <text:p text:style-name="P33">Division aritmetica de ARG1 y ARG2</text:p>
          </table:table-cell>
        </table:table-row>
        <table:table-row>
          <table:table-cell table:style-name="Tabla1.A2" office:value-type="string">
            <text:p text:style-name="P22">Arg1 % arg2</text:p>
          </table:table-cell>
          <table:table-cell table:style-name="Tabla1.B2" office:value-type="string">
            <text:p text:style-name="P33">Resto de ARG1 y ARG2</text:p>
          </table:table-cell>
        </table:table-row>
        <table:table-row>
          <table:table-cell table:style-name="Tabla1.A2" office:value-type="string">
            <text:p text:style-name="P23">Tambien se puede: length STRING</text:p>
          </table:table-cell>
          <table:table-cell table:style-name="Tabla1.B2" office:value-type="string">
            <text:p text:style-name="P34">Devuelve el largo del string</text:p>
          </table:table-cell>
        </table:table-row>
      </table:table>
      <text:p text:style-name="P59"/>
      <text:p text:style-name="P26"><text:span text:style-name="T29">7.</text:span><text:span text:style-name="T27"> El comando “test expresión” permite evaluar expresiones y generar un valor de retorno,</text:span></text:p>
      <text:p text:style-name="P59">true o false. Este comando puede ser reemplazado por el uso de corchetes de la siguiente ma-</text:p>
      <text:p text:style-name="P59">nera [ expresión ]. Investigar que tipo de expresiones pueden ser usadas con el comando</text:p>
      <text:p text:style-name="P59">test. Tenga en cuenta operaciones para: evaluación de archivos, evaluación de cadenas de</text:p>
      <text:p text:style-name="P59">caracteres y evaluaciones numéricas.</text:p>
      <text:p text:style-name="P31">Respuesta:<text:span text:style-name="T22"> Las expresiones que pueden utilizarse con el comando test son:</text:span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4">(EXPRESION)</text:p>
          </table:table-cell>
          <table:table-cell table:style-name="Tabla2.B1" office:value-type="string">
            <text:p text:style-name="P35">La expresión es verdadera.</text:p>
          </table:table-cell>
        </table:table-row>
        <table:table-row>
          <table:table-cell table:style-name="Tabla2.A2" office:value-type="string">
            <text:p text:style-name="P21">! <text:span text:style-name="T31">EXPRESIÓN</text:span></text:p>
          </table:table-cell>
          <table:table-cell table:style-name="Tabla2.B2" office:value-type="string">
            <text:p text:style-name="P35">La expresión es falsa.</text:p>
          </table:table-cell>
        </table:table-row>
        <table:table-row>
          <table:table-cell table:style-name="Tabla2.A2" office:value-type="string">
            <text:p text:style-name="P24">EXPRESIÓN1 -a EXPRESiÓN2</text:p>
          </table:table-cell>
          <table:table-cell table:style-name="Tabla2.B2" office:value-type="string">
            <text:p text:style-name="P35">La expresión1 y expresión2 son verdaderas.</text:p>
          </table:table-cell>
        </table:table-row>
        <text:soft-page-break/>
        <table:table-row>
          <table:table-cell table:style-name="Tabla2.A2" office:value-type="string">
            <text:p text:style-name="P21">-<text:span text:style-name="T31">n STRING</text:span></text:p>
          </table:table-cell>
          <table:table-cell table:style-name="Tabla2.B2" office:value-type="string">
            <text:p text:style-name="P35">La longitud de la cadena es distinta de cero.</text:p>
          </table:table-cell>
        </table:table-row>
        <table:table-row>
          <table:table-cell table:style-name="Tabla2.A2" office:value-type="string">
            <text:p text:style-name="P21">-<text:span text:style-name="T31">z STRING</text:span></text:p>
          </table:table-cell>
          <table:table-cell table:style-name="Tabla2.B2" office:value-type="string">
            <text:p text:style-name="P35">La longitud de la cadena es igual a cero.</text:p>
          </table:table-cell>
        </table:table-row>
        <table:table-row>
          <table:table-cell table:style-name="Tabla2.A2" office:value-type="string">
            <text:p text:style-name="P24">STRING1 = STRING2</text:p>
          </table:table-cell>
          <table:table-cell table:style-name="Tabla2.B2" office:value-type="string">
            <text:p text:style-name="P35">Las cadenas son iguales.</text:p>
          </table:table-cell>
        </table:table-row>
        <table:table-row>
          <table:table-cell table:style-name="Tabla2.A2" office:value-type="string">
            <text:p text:style-name="P24">STRING1 != STRING2 </text:p>
          </table:table-cell>
          <table:table-cell table:style-name="Tabla2.B2" office:value-type="string">
            <text:p text:style-name="P35">Las cadenas no son iguales.</text:p>
          </table:table-cell>
        </table:table-row>
        <table:table-row>
          <table:table-cell table:style-name="Tabla2.A2" office:value-type="string">
            <text:p text:style-name="P24">INT1 -eq INT2</text:p>
          </table:table-cell>
          <table:table-cell table:style-name="Tabla2.B2" office:value-type="string">
            <text:p text:style-name="P35">El entero1 es igual a entero2</text:p>
          </table:table-cell>
        </table:table-row>
        <table:table-row>
          <table:table-cell table:style-name="Tabla2.A2" office:value-type="string">
            <text:p text:style-name="P24">INT1 -ge INT2</text:p>
          </table:table-cell>
          <table:table-cell table:style-name="Tabla2.B2" office:value-type="string">
            <text:p text:style-name="P35">El entero1 es mayor o igual a entero2</text:p>
          </table:table-cell>
        </table:table-row>
        <table:table-row>
          <table:table-cell table:style-name="Tabla2.A2" office:value-type="string">
            <text:p text:style-name="P24">INT1 -gt INT2</text:p>
          </table:table-cell>
          <table:table-cell table:style-name="Tabla2.B2" office:value-type="string">
            <text:p text:style-name="P35">El entero1 es mayor que entero2</text:p>
          </table:table-cell>
        </table:table-row>
        <table:table-row>
          <table:table-cell table:style-name="Tabla2.A2" office:value-type="string">
            <text:p text:style-name="P24">INT1 -le INT2</text:p>
          </table:table-cell>
          <table:table-cell table:style-name="Tabla2.B2" office:value-type="string">
            <text:p text:style-name="P35">El entero1 es menor o igual que entero2</text:p>
          </table:table-cell>
        </table:table-row>
        <table:table-row>
          <table:table-cell table:style-name="Tabla2.A2" office:value-type="string">
            <text:p text:style-name="P24">INT1 -lt INT2</text:p>
          </table:table-cell>
          <table:table-cell table:style-name="Tabla2.B2" office:value-type="string">
            <text:p text:style-name="P35">El entero1 es menor que entero2</text:p>
          </table:table-cell>
        </table:table-row>
        <table:table-row>
          <table:table-cell table:style-name="Tabla2.A2" office:value-type="string">
            <text:p text:style-name="P24">INT1 -ne INT2</text:p>
          </table:table-cell>
          <table:table-cell table:style-name="Tabla2.B2" office:value-type="string">
            <text:p text:style-name="P35">El entero1 no es igual a entero2</text:p>
          </table:table-cell>
        </table:table-row>
        <table:table-row>
          <table:table-cell table:style-name="Tabla2.A2" office:value-type="string">
            <text:p text:style-name="P24">FILE1 -ef FILE2</text:p>
          </table:table-cell>
          <table:table-cell table:style-name="Tabla2.B2" office:value-type="string">
            <text:p text:style-name="P35">El archivo1 y archivo2 tienen los mismos números de dispositivos y nodos-i</text:p>
          </table:table-cell>
        </table:table-row>
        <table:table-row>
          <table:table-cell table:style-name="Tabla2.A2" office:value-type="string">
            <text:p text:style-name="P24">FILE1 -nt FILE2</text:p>
          </table:table-cell>
          <table:table-cell table:style-name="Tabla2.B2" office:value-type="string">
            <text:p text:style-name="P35">El archivo1 es mas moderno que el archivo2 (Se basa en la fecha de modificación)</text:p>
          </table:table-cell>
        </table:table-row>
        <table:table-row>
          <table:table-cell table:style-name="Tabla2.A2" office:value-type="string">
            <text:p text:style-name="P24">FILE1 -ot FILE2</text:p>
          </table:table-cell>
          <table:table-cell table:style-name="Tabla2.B2" office:value-type="string">
            <text:p text:style-name="P35">El archivo1 es mas antiguo que el archivo2.</text:p>
          </table:table-cell>
        </table:table-row>
        <table:table-row>
          <table:table-cell table:style-name="Tabla2.A2" office:value-type="string">
            <text:p text:style-name="P24">-d FILE</text:p>
          </table:table-cell>
          <table:table-cell table:style-name="Tabla2.B2" office:value-type="string">
            <text:p text:style-name="P35">El archivo existe y es un directorio.</text:p>
          </table:table-cell>
        </table:table-row>
        <table:table-row>
          <table:table-cell table:style-name="Tabla2.A2" office:value-type="string">
            <text:p text:style-name="P24">-e FILE</text:p>
          </table:table-cell>
          <table:table-cell table:style-name="Tabla2.B2" office:value-type="string">
            <text:p text:style-name="P35">El archivo existe.</text:p>
          </table:table-cell>
        </table:table-row>
        <table:table-row>
          <table:table-cell table:style-name="Tabla2.A2" office:value-type="string">
            <text:p text:style-name="P24">-<text:span text:style-name="T32">O FILE</text:span></text:p>
          </table:table-cell>
          <table:table-cell table:style-name="Tabla2.B2" office:value-type="string">
            <text:p text:style-name="P36">El archivo existe y su propietario es el ID efectivo de usuario.</text:p>
          </table:table-cell>
        </table:table-row>
        <table:table-row>
          <table:table-cell table:style-name="Tabla2.A2" office:value-type="string">
            <text:p text:style-name="P24">-<text:span text:style-name="T32">r; -w; -x</text:span></text:p>
          </table:table-cell>
          <table:table-cell table:style-name="Tabla2.B2" office:value-type="string">
            <text:p text:style-name="P36">El archivo existe y puede; leerse, escribirse; o ejecutarse.</text:p>
          </table:table-cell>
        </table:table-row>
      </table:table>
      <text:p text:style-name="P61"/>
      <text:p text:style-name="P31"><text:span text:style-name="T21">8.</text:span><text:span text:style-name="T22"> Estructuras de control. Investigue la sintaxis de las siguientes estructuras de control inclui-</text:span></text:p>
      <text:p text:style-name="P61">das en shell scripting:</text:p>
      <text:list xml:id="list24165608" text:style-name="L3">
        <text:list-item>
          <text:p text:style-name="P77">if</text:p>
          <text:list>
            <text:list-header>
              <text:p text:style-name="P62">La sintaxis para la estructura de control if es la siguiente:</text:p>
              <text:list>
                <text:list-header>
                  <text:p text:style-name="P44">if [condicion]</text:p>
                  <text:p text:style-name="P44">then </text:p>
                  <text:list>
                    <text:list-header>
                      <text:p text:style-name="P44">bloque</text:p>
                    </text:list-header>
                  </text:list>
                </text:list-header>
              </text:list>
            </text:list-header>
          </text:list>
        </text:list-item>
      </text:list>
      <text:p text:style-name="P17"><text:tab/><text:tab/>fi</text:p>
      <text:p text:style-name="P17"><text:tab/> <text:s text:c="5"/><text:span text:style-name="T24">La sintaxis para la estructura de control if-else es:</text:span></text:p>
      <text:p text:style-name="P17"><text:span text:style-name="T24"><text:tab/><text:tab/></text:span>if[condicion]</text:p>
      <text:p text:style-name="P17"><text:tab/><text:tab/>then</text:p>
      <text:p text:style-name="P17"><text:tab/><text:tab/><text:tab/>ins1</text:p>
      <text:p text:style-name="P17"><text:tab/><text:tab/>else</text:p>
      <text:p text:style-name="P17"><text:tab/><text:tab/><text:tab/>ins2</text:p>
      <text:p text:style-name="P17"><text:tab/><text:tab/>fi</text:p>
      <text:p text:style-name="P17"><text:soft-page-break/><text:tab/><text:span text:style-name="T24"><text:tab/></text:span><text:span text:style-name="T25">La sintaxis para una escalera de if (varios if anidados duh) es:</text:span></text:p>
      <text:p text:style-name="P17"><text:span text:style-name="T25"><text:tab/><text:tab/><text:tab/></text:span><text:span text:style-name="T33">if[condicion1]</text:span></text:p>
      <text:p text:style-name="P17"><text:tab/><text:tab/><text:tab/><text:span text:style-name="T33">then</text:span></text:p>
      <text:p text:style-name="P17"><text:tab/><text:tab/><text:tab/><text:tab/><text:span text:style-name="T33">bloque1</text:span></text:p>
      <text:p text:style-name="P17"><text:tab/><text:tab/><text:tab/><text:span text:style-name="T33">elif[condicion2]</text:span></text:p>
      <text:p text:style-name="P17"><text:tab/><text:tab/><text:tab/><text:span text:style-name="T33">then</text:span></text:p>
      <text:p text:style-name="P17"><text:tab/><text:tab/><text:tab/><text:tab/><text:span text:style-name="T33">bloque2</text:span></text:p>
      <text:p text:style-name="P17"><text:tab/><text:tab/><text:tab/><text:span text:style-name="T33">else</text:span></text:p>
      <text:p text:style-name="P17"><text:tab/><text:tab/><text:tab/><text:tab/><text:span text:style-name="T33">bloque3</text:span></text:p>
      <text:p text:style-name="P17"><text:tab/><text:tab/><text:tab/><text:span text:style-name="T33">fi</text:span></text:p>
      <text:list xml:id="list220001742379393" text:continue-numbering="true" text:style-name="L3">
        <text:list-item>
          <text:p text:style-name="P77">case</text:p>
          <text:list>
            <text:list-item>
              <text:list>
                <text:list-header>
                  <text:p text:style-name="P63">La sintaxis para un case es:</text:p>
                  <text:list>
                    <text:list-header>
                      <text:p text:style-name="P45">case $variable in</text:p>
                      <text:list>
                        <text:list-header>
                          <text:p text:style-name="P45">“valor1”)</text:p>
                          <text:list>
                            <text:list-header>
                              <text:p text:style-name="P45">codigo</text:p>
                            </text:list-header>
                          </text:list>
                        </text:list-header>
                      </text:list>
                    </text:list-header>
                  </text:list>
                </text:list-header>
              </text:list>
            </text:list-item>
          </text:list>
        </text:list-item>
      </text:list>
      <text:p text:style-name="P46"><text:tab/><text:tab/><text:tab/>;;</text:p>
      <text:p text:style-name="P46"><text:tab/><text:tab/><text:tab/>“valor 2”)</text:p>
      <text:p text:style-name="P46"><text:tab/><text:tab/><text:tab/><text:tab/>codigo</text:p>
      <text:p text:style-name="P46"><text:tab/><text:tab/><text:tab/>;;</text:p>
      <text:p text:style-name="P46"><text:tab/><text:tab/><text:tab/>*)</text:p>
      <text:p text:style-name="P46"><text:tab/><text:tab/><text:tab/><text:tab/>codigo</text:p>
      <text:p text:style-name="P46"><text:tab/><text:tab/><text:tab/>;;</text:p>
      <text:p text:style-name="P46"><text:tab/><text:tab/> <text:s text:c="7"/>esac</text:p>
      <text:p text:style-name="P46"><text:tab/><text:tab/><text:tab/></text:p>
      <text:list xml:id="list220000082989820" text:continue-numbering="true" text:style-name="L3">
        <text:list-item>
          <text:p text:style-name="P77">while</text:p>
          <text:list>
            <text:list-item>
              <text:list>
                <text:list-item>
                  <text:list>
                    <text:list-header>
                      <text:p text:style-name="P64">La sintaxis para un while es:</text:p>
                      <text:p text:style-name="P47">while [condicion]</text:p>
                      <text:p text:style-name="P47">do</text:p>
                      <text:list>
                        <text:list-header>
                          <text:p text:style-name="P47">codigo</text:p>
                        </text:list-header>
                      </text:list>
                    </text:list-header>
                  </text:list>
                </text:list-item>
              </text:list>
            </text:list-item>
          </text:list>
        </text:list-item>
      </text:list>
      <text:p text:style-name="P48"><text:tab/><text:tab/> <text:s text:c="6"/>done</text:p>
      <text:p text:style-name="P48"/>
      <text:p text:style-name="P48"><text:tab/><text:tab/> <text:s text:c="5"/><text:span text:style-name="T26">Para un until:</text:span></text:p>
      <text:p text:style-name="P48"><text:span text:style-name="T26"><text:tab/><text:tab/></text:span></text:p>
      <text:p text:style-name="P48"><text:span text:style-name="T26"><text:tab/><text:tab/> <text:s text:c="6"/></text:span><text:span text:style-name="T34">until [condicion]</text:span></text:p>
      <text:p text:style-name="P48"><text:tab/><text:tab/> <text:s text:c="6"/><text:span text:style-name="T34">do</text:span></text:p>
      <text:p text:style-name="P48"><text:tab/><text:tab/><text:tab/> <text:s/><text:span text:style-name="T34">block</text:span></text:p>
      <text:p text:style-name="P48"><text:tab/><text:tab/> <text:s text:c="6"/><text:span text:style-name="T34">done</text:span></text:p>
      <text:list xml:id="list220000866559699" text:continue-numbering="true" text:style-name="L3">
        <text:list-item>
          <text:p text:style-name="P77">for</text:p>
          <text:list>
            <text:list-item>
              <text:list>
                <text:list-item>
                  <text:list>
                    <text:list-header>
                      <text:p text:style-name="P49">La sintaxis para un for puede ser de dos tipos:</text:p>
                    </text:list-header>
                  </text:list>
                </text:list-item>
              </text:list>
            </text:list-item>
          </text:list>
        </text:list-item>
      </text:list>
      <text:p text:style-name="P50"/>
      <text:p text:style-name="P50"/>
      <text:list xml:id="list220001708421797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54"><text:soft-page-break/>c-style:</text:p>
                    </text:list-item>
                  </text:list>
                </text:list-item>
              </text:list>
            </text:list-item>
          </text:list>
        </text:list-item>
      </text:list>
      <text:p text:style-name="P52"><text:tab/><text:tab/><text:tab/> </text:p>
      <text:p text:style-name="P52"/>
      <text:p text:style-name="P52"><text:tab/><text:tab/><text:tab/> <text:s/><text:span text:style-name="T1">for ((i=0; i &lt; 10; i++))</text:span></text:p>
      <text:p text:style-name="P51"><text:span text:style-name="T1"><text:tab/><text:tab/><text:tab/> <text:s/>do</text:span></text:p>
      <text:p text:style-name="P51"><text:span text:style-name="T1"><text:tab/><text:tab/><text:tab/><text:tab/>codigo</text:span></text:p>
      <text:p text:style-name="P51"><text:span text:style-name="T1"><text:tab/><text:tab/><text:tab/> <text:s/>done</text:span></text:p>
      <text:p text:style-name="P51"><text:span text:style-name="T1"/></text:p>
      <text:list xml:id="list3994814458" text:style-name="L4">
        <text:list-item>
          <text:p text:style-name="P80"><text:span text:style-name="T20">Con lista de valores(foreach):</text:span></text:p>
          <text:p text:style-name="P80"><text:span text:style-name="T20"/></text:p>
          <text:list>
            <text:list-header>
              <text:p text:style-name="P80"><text:span text:style-name="T19"><text:s text:c="3"/>for i in valor1 valor2 valor3 valorN</text:span></text:p>
              <text:p text:style-name="P80"><text:span text:style-name="T19"><text:s text:c="3"/>do</text:span></text:p>
              <text:list>
                <text:list-item>
                  <text:list>
                    <text:list-header>
                      <text:p text:style-name="P80"><text:span text:style-name="T19">codigo</text:span></text:p>
                    </text:list-header>
                  </text:list>
                </text:list-item>
              </text:list>
            </text:list-header>
          </text:list>
        </text:list-item>
      </text:list>
      <text:p text:style-name="P81"><text:span text:style-name="T18"><text:s/><text:tab/><text:tab/><text:tab/> <text:s text:c="3"/></text:span><text:span text:style-name="T19">done</text:span><text:span text:style-name="T18"><text:tab/><text:tab/><text:tab/></text:span></text:p>
      <text:p text:style-name="P50"><text:span text:style-name="T1"/></text:p>
      <text:list xml:id="list220000619193484" text:continue-list="list220001708421797" text:style-name="L3">
        <text:list-item>
          <text:p text:style-name="P77">select</text:p>
        </text:list-item>
      </text:list>
      <text:p text:style-name="P60"><text:tab/><text:tab/><text:tab/> <text:s text:c="3"/><text:span text:style-name="T16">select variable in opcion1 opcion2 opcion3</text:span></text:p>
      <text:p text:style-name="P60"><text:span text:style-name="T16"><text:tab/><text:tab/><text:tab/> <text:s text:c="3"/>do</text:span></text:p>
      <text:p text:style-name="P60"><text:span text:style-name="T16"><text:tab/><text:tab/><text:tab/><text:tab/># en $variable esta el valor elegido</text:span></text:p>
      <text:p text:style-name="P60"><text:span text:style-name="T16"><text:tab/><text:tab/><text:tab/><text:tab/><text:tab/>codigo</text:span></text:p>
      <text:p text:style-name="P60"><text:span text:style-name="T16"><text:tab/><text:tab/><text:tab/> <text:s text:c="2"/>done</text:span></text:p>
      <text:p text:style-name="P60"><text:span text:style-name="T16"/></text:p>
      <text:p text:style-name="P59"><text:span text:style-name="T3">9.</text:span><text:span text:style-name="T35"> ¿Qué acciones realizan las sentencias break y continue dentro de un bucle? ¿Qué paráme-</text:span></text:p>
      <text:p text:style-name="P59"><text:span text:style-name="T35">tros reciben?</text:span></text:p>
      <text:p text:style-name="P59"><text:span text:style-name="T4">Break: </text:span><text:span text:style-name="T36">Se usa para terminar la ejecución del loop entero despues de completar la ejecución de todas las líneas de código anteriores a la sentencia break, una vez llegada a la sentencia break, sale del loop y ejecuta el codigo siguiente fuera de este. </text:span></text:p>
      <text:p text:style-name="P65">Si se indica la sentencia <text:span text:style-name="T14">break n </text:span>donde n es un número entero, este indica la ca<text:span text:style-name="T37">n</text:span>tidad de bucles de los que se saldra, por default es 1.</text:p>
      <text:p text:style-name="P65"/>
      <text:p text:style-name="P76">continue:<text:span text:style-name="T5"> Es similar a break pero lo que hace es salir de la interacción actual en vez de salir del loop entero. </text:span></text:p>
      <text:p text:style-name="P76"><text:span text:style-name="T5">Si se indica la sentencia </text:span><text:span text:style-name="T12">continue n </text:span><text:span text:style-name="T5">donde n es un número entero, este indica la </text:span><text:span text:style-name="T10">cantidad de loops de los que se va a salir, por default es 1.</text:span></text:p>
      <text:p text:style-name="P76"><text:soft-page-break/><text:span text:style-name="T10"/></text:p>
      <text:p text:style-name="P76"><text:span text:style-name="T38">10.</text:span><text:span text:style-name="T10"> ¿Qué tipo de variables existen? ¿Es shell script fuertemente tipado? ¿Se pueden definir</text:span></text:p>
      <text:p text:style-name="P76"><text:span text:style-name="T10">arreglos? ¿Cómo?</text:span></text:p>
      <text:p text:style-name="P78">Respuesta:<text:span text:style-name="T22"> Existen variables globales y locales. No es fuertemente tipado.</text:span></text:p>
      <text:p text:style-name="P78"><text:span text:style-name="T22">Podemos crear un arreglo de la siguiente forma:</text:span></text:p>
      <text:p text:style-name="P78"><text:span text:style-name="T22"><text:tab/></text:span><text:span text:style-name="T17">arreglo_a=() #Se crea vacio</text:span></text:p>
      <text:p text:style-name="P78"><text:span text:style-name="T17"><text:tab/>arreglo_b(1 2 3 5 8 13 21) #Inicializado</text:span></text:p>
      <text:list xml:id="list1114875133" text:style-name="L9">
        <text:list-item>
          <text:p text:style-name="P79"><text:span text:style-name="T21">Para asignar un valor en una posición se hace: </text:span></text:p>
        </text:list-item>
      </text:list>
      <text:p text:style-name="P66"><text:tab/><text:tab/><text:span text:style-name="T14">arreglo_b[2]=spam</text:span></text:p>
      <text:list xml:id="list3472394916" text:style-name="L8">
        <text:list-item>
          <text:p text:style-name="P68">Para acceder a un valor de un arreglo (llaves opcionales en este caso):</text:p>
        </text:list-item>
      </text:list>
      <text:p text:style-name="P67"><text:tab/><text:tab/><text:span text:style-name="T14">echo ${arreglo_b[2]}</text:span></text:p>
      <text:p text:style-name="P67"><text:span text:style-name="T14"><text:tab/><text:tab/>copia=${arreglo_b[2]}</text:span></text:p>
      <text:list xml:id="list2739039249" text:style-name="L7">
        <text:list-item>
          <text:p text:style-name="P70">Para acceder a todos los valores del arreglo: </text:p>
        </text:list-item>
      </text:list>
      <text:p text:style-name="P69"><text:tab/><text:tab/><text:span text:style-name="T14">echo ${arreglo[@]} #O bien ${arreglo[*]}</text:span></text:p>
      <text:list xml:id="list420188193" text:style-name="L6">
        <text:list-item>
          <text:p text:style-name="P72">Para ver el tamaño del arreglo: </text:p>
        </text:list-item>
      </text:list>
      <text:p text:style-name="P71"><text:tab/><text:tab/><text:span text:style-name="T14">${#arreglo[@]} # o bien ${#arreglo[*]}</text:span></text:p>
      <text:list xml:id="list1067581820" text:style-name="L5">
        <text:list-item>
          <text:p text:style-name="P74">Borrado de un elemento(reduce el tamaño de el arreglo, pero no elimina la posición, solamente la deja vacia):</text:p>
        </text:list-item>
      </text:list>
      <text:p text:style-name="P73"><text:tab/><text:tab/><text:span text:style-name="T14">unset arreglo[2]</text:span></text:p>
      <text:p text:style-name="P73"><text:span text:style-name="T14"/></text:p>
      <text:p text:style-name="P76"><text:span text:style-name="T10"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officeooo:rsid="000b4142" officeooo:paragraph-rsid="000b4142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Introducción a los Sistemas Operativos</text:p>
        <text:p text:style-name="MP1">Practica 3, shell scripting.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0T23:37:59.540879648</meta:creation-date>
    <dc:date>2022-10-11T21:59:59.793608944</dc:date>
    <meta:editing-duration>PT2H32M34S</meta:editing-duration>
    <meta:editing-cycles>38</meta:editing-cycles>
    <meta:generator>LibreOffice/7.3.6.2$Linux_X86_64 LibreOffice_project/30$Build-2</meta:generator>
    <meta:document-statistic meta:table-count="2" meta:image-count="0" meta:object-count="0" meta:page-count="8" meta:paragraph-count="245" meta:word-count="1550" meta:character-count="9075" meta:non-whitespace-character-count="7551"/>
  </office:meta>
</office:document-meta>
</file>